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officeooo:paragraph-rsid="00081039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officeooo:rsid="00065b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a Empresa de dictado de cursos online lo contrata para realizar un software que mantenga sus cursos. </text:p>
      <text:p text:style-name="P3">Existen 3 tipos de cursos :</text:p>
      <text:list text:style-name="L3">
        <text:list-item>
          <text:p text:style-name="P4">Simples: Tienen un código (alfanumérico) , una cantidad de horas asignadas, un nombre, tema relacionado.</text:p>
        </text:list-item>
        <text:list-item>
          <text:p text:style-name="P4">Simple con correlatividades: Igual que el anterior pero es necesario cursar cursos anteriores. Por ejemplo para cursar cálculo 2 es necesario tener aprobado calculo 1. Las horas asignadas del curso son las horas cargadas para este curso más todas las horas de los cursos correlativos.</text:p>
        </text:list-item>
        <text:list-item>
          <text:p text:style-name="P4">Compuesto: Tienen un código (alfanumérico) , un nombre, tema relacionado y un conjunto de cursos simples que lo conforman. Por ejemplo el curso programación web, está compuesto por el curso de javascript, css, html y php. El cálculo de las horas asignadas son la suma de las horas asignadas de cada curso simple que lo conforma.</text:p>
        </text:list-item>
      </text:list>
      <text:p text:style-name="Standard"/>
      <text:p text:style-name="Standard">1. Realice un diseño del software y una función que permita cargar los cursos y calcule las horas asignadas de los mismos.</text:p>
      <text:p text:style-name="Standard">2. Realice una función que permita guardar los cursos en archivos. Diseñe el o los archivos para guardar la información de forma óptima.</text:p>
      <text:p text:style-name="Standard">3. Realice procedimiento con funciones STL que permita saber:</text:p>
      <text:list text:style-name="L4">
        <text:list-item>
          <text:p text:style-name="P5">Los 5 cursos que tienen menos horas asignadas.</text:p>
        </text:list-item>
        <text:list-item>
          <text:p text:style-name="P5">El Tema que está en la mayor cantidad de curs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2:14:20.381175056</meta:creation-date>
    <dc:date>2025-10-13T15:02:44.671112049</dc:date>
    <meta:editing-duration>PT6M3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216" meta:character-count="1264" meta:non-whitespace-character-count="1062"/>
  </office:meta>
</office:document-meta>
</file>